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a483"/>
    </style:style>
    <style:style style:name="P2" style:family="paragraph" style:parent-style-name="Standard">
      <style:text-properties fo:font-size="10pt" officeooo:paragraph-rsid="000da483" style:font-size-asian="10.5pt"/>
    </style:style>
    <style:style style:name="P3" style:family="paragraph" style:parent-style-name="Standard">
      <style:text-properties fo:font-size="10pt" officeooo:paragraph-rsid="000daf9f" style:font-size-asian="10.5pt"/>
    </style:style>
    <style:style style:name="P4" style:family="paragraph" style:parent-style-name="Standard">
      <style:text-properties fo:font-size="10pt" officeooo:rsid="000da483" officeooo:paragraph-rsid="0012eb43" style:font-size-asian="10.5pt"/>
    </style:style>
    <style:style style:name="P5" style:family="paragraph" style:parent-style-name="Standard">
      <style:text-properties fo:font-size="10pt" officeooo:rsid="000daf9f" officeooo:paragraph-rsid="0012eb43" style:font-size-asian="10.5pt"/>
    </style:style>
    <style:style style:name="P6" style:family="paragraph" style:parent-style-name="Standard">
      <style:text-properties fo:font-size="10pt" style:text-underline-style="none" officeooo:rsid="000daf9f" officeooo:paragraph-rsid="0012eb43" style:font-size-asian="10.5pt"/>
    </style:style>
    <style:style style:name="P7" style:family="paragraph" style:parent-style-name="Standard">
      <style:text-properties fo:font-size="10pt" style:text-underline-style="none" fo:font-weight="bold" officeooo:rsid="000daf9f" officeooo:paragraph-rsid="0012eb43" style:font-size-asian="10.5pt" style:font-weight-asian="bold" style:font-weight-complex="bold"/>
    </style:style>
    <style:style style:name="P8" style:family="paragraph" style:parent-style-name="Standard" style:list-style-name="L1">
      <style:text-properties fo:font-size="10pt" style:text-underline-style="none" fo:font-weight="bold" officeooo:rsid="000daf9f" officeooo:paragraph-rsid="0012eb43" style:font-size-asian="10.5pt" style:font-weight-asian="bold" style:font-weight-complex="bold"/>
    </style:style>
    <style:style style:name="P9" style:family="paragraph" style:parent-style-name="Standard" style:list-style-name="L1">
      <style:text-properties fo:font-size="10pt" style:text-underline-style="none" fo:font-weight="bold" officeooo:rsid="000daf9f" officeooo:paragraph-rsid="0013e9e1" style:font-size-asian="10.5pt" style:font-weight-asian="bold" style:font-weight-complex="bold"/>
    </style:style>
    <style:style style:name="P10" style:family="paragraph" style:parent-style-name="Standard">
      <style:text-properties style:font-name="Monospace" fo:font-size="9pt" officeooo:paragraph-rsid="000da483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.079cm" fo:text-indent="0cm" style:auto-text-indent="false"/>
      <style:text-properties fo:font-size="10pt" officeooo:paragraph-rsid="000da483" style:font-size-asian="10.5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10pt" style:font-name-complex="Monospace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officeooo:paragraph-rsid="0013e9e1" style:font-name-asian="Monospace" style:font-size-asian="10pt" style:font-name-complex="Monospace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text-underline-style="none" officeooo:paragraph-rsid="0013e9e1" style:font-name-asian="Monospace" style:font-size-asian="10pt" style:font-name-complex="Monospace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9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officeooo:paragraph-rsid="0013e9e1" style:font-name-asian="Monospace" style:font-size-asian="10pt" style:font-name-complex="Monospace" style:font-size-complex="10pt"/>
    </style:style>
    <style:style style:name="T1" style:family="text">
      <style:text-properties officeooo:rsid="000da483"/>
    </style:style>
    <style:style style:name="T2" style:family="text">
      <style:text-properties officeooo:rsid="000daf9f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fo:font-weight="bold" officeooo:rsid="000da483" style:font-weight-asian="bold" style:font-weight-complex="bold"/>
    </style:style>
    <style:style style:name="T5" style:family="text">
      <style:text-properties fo:color="#7f0055" style:font-name="Monospace" fo:font-size="10pt" fo:font-weight="bold" officeooo:rsid="000da483" style:font-name-asian="Monospace" style:font-size-asian="10.5pt" style:font-weight-asian="bold" style:font-name-complex="Monospace" style:font-size-complex="10pt" style:font-weight-complex="bold"/>
    </style:style>
    <style:style style:name="T6" style:family="text">
      <style:text-properties fo:color="#7f0055" style:font-name="Monospace" fo:font-size="10pt" fo:font-weight="bold" officeooo:rsid="000daf9f" style:font-name-asian="Monospace" style:font-size-asian="10.5pt" style:font-weight-asian="bold" style:font-name-complex="Monospace" style:font-size-complex="10pt" style:font-weight-complex="bold"/>
    </style:style>
    <style:style style:name="T7" style:family="text">
      <style:text-properties fo:color="#7f0055" style:font-name="Monospace" fo:font-weight="bold" officeooo:rsid="000da483" style:font-name-asian="Monospace" style:font-weight-asian="bold" style:font-name-complex="Monospace" style:font-size-complex="10pt" style:font-weight-complex="bold"/>
    </style:style>
    <style:style style:name="T8" style:family="text">
      <style:text-properties fo:color="#7f0055" style:font-name="Monospace" fo:font-weight="bold" officeooo:rsid="0012eb43" style:font-name-asian="Monospace" style:font-weight-asian="bold" style:font-name-complex="Monospace" style:font-size-complex="10pt" style:font-weight-complex="bold"/>
    </style:style>
    <style:style style:name="T9" style:family="text">
      <style:text-properties fo:color="#7f0055" style:font-name="Monospace" fo:font-weight="bold" officeooo:rsid="000daf9f" style:font-name-asian="Monospace" style:font-weight-asian="bold" style:font-name-complex="Monospace" style:font-size-complex="10pt" style:font-weight-complex="bold"/>
    </style:style>
    <style:style style:name="T10" style:family="text">
      <style:text-properties fo:color="#7f0055" style:font-name="Monospace" fo:font-weight="normal" officeooo:rsid="0012eb43" style:font-name-asian="Monospace" style:font-weight-asian="normal" style:font-name-complex="Monospace" style:font-size-complex="10pt" style:font-weight-complex="normal"/>
    </style:style>
    <style:style style:name="T11" style:family="text">
      <style:text-properties fo:color="#7f0055" style:font-name="Monospace" style:text-underline-style="solid" style:text-underline-width="auto" style:text-underline-color="font-color" fo:font-weight="normal" officeooo:rsid="0012eb43" style:font-name-asian="Monospace" style:font-weight-asian="normal" style:font-name-complex="Monospace" style:font-size-complex="10pt" style:font-weight-complex="normal"/>
    </style:style>
    <style:style style:name="T12" style:family="text">
      <style:text-properties fo:color="#7f0055" style:font-name="Monospace" fo:font-size="9pt" style:text-underline-style="solid" style:text-underline-width="auto" style:text-underline-color="font-color" fo:font-weight="normal" officeooo:rsid="0012eb43" style:font-name-asian="Monospace" style:font-size-asian="9pt" style:font-weight-asian="normal" style:font-name-complex="Monospace" style:font-size-complex="9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0da483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00" style:font-name="Monospace" fo:font-size="9pt" style:font-name-asian="Monospace" style:font-size-asian="10pt" style:font-name-complex="Monospace" style:font-size-complex="10pt"/>
    </style:style>
    <style:style style:name="T17" style:family="text">
      <style:text-properties fo:color="#000000" officeooo:rsid="0013e9e1"/>
    </style:style>
    <style:style style:name="T18" style:family="text">
      <style:text-properties fo:color="#3f5fbf"/>
    </style:style>
    <style:style style:name="T19" style:family="text">
      <style:text-properties fo:color="#3f5fbf" style:text-underline-style="solid" style:text-underline-width="auto" style:text-underline-color="font-color"/>
    </style:style>
    <style:style style:name="T20" style:family="text">
      <style:text-properties fo:color="#3f5fbf" officeooo:rsid="0013e9e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2eb43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12eb43"/>
    </style:style>
    <style:style style:name="T25" style:family="text">
      <style:text-properties style:text-underline-style="solid" style:text-underline-width="auto" style:text-underline-color="font-color" officeooo:rsid="0013e9e1"/>
    </style:style>
    <style:style style:name="T26" style:family="text">
      <style:text-properties fo:color="#7f7f9f"/>
    </style:style>
    <style:style style:name="T27" style:family="text">
      <style:text-properties fo:color="#2a00ff"/>
    </style:style>
    <style:style style:name="T28" style:family="text">
      <style:text-properties fo:color="#2a00ff" officeooo:rsid="00100156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fo:color="#3f7f5f" officeooo:rsid="0013e9e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0000c0" fo:font-style="italic" style:font-style-asian="italic" style:font-style-complex="italic"/>
    </style:style>
    <style:style style:name="T34" style:family="text">
      <style:text-properties style:font-name="Monospace"/>
    </style:style>
    <style:style style:name="T35" style:family="text">
      <style:text-properties officeooo:rsid="00111e46"/>
    </style:style>
    <style:style style:name="T36" style:family="text">
      <style:text-properties style:font-name-asian="Monospace"/>
    </style:style>
    <style:style style:name="T37" style:family="text">
      <style:text-properties style:font-name-complex="Monospace"/>
    </style:style>
    <style:style style:name="T38" style:family="text">
      <style:text-properties style:font-size-complex="10pt"/>
    </style:style>
    <style:style style:name="T39" style:family="text">
      <style:text-properties officeooo:rsid="0012eb43"/>
    </style:style>
    <style:style style:name="T40" style:family="text">
      <style:text-properties fo:font-weight="bold" officeooo:rsid="0012eb43" style:font-weight-asian="bold" style:font-weight-complex="bold"/>
    </style:style>
    <style:style style:name="T41" style:family="text">
      <style:text-properties officeooo:rsid="0013e9e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*********************************************************************</text:p>
      <text:p text:style-name="P4"><text:tab/> <text:span text:style-name="T23">Nombre</text:span><text:span text:style-name="T39">:</text:span></text:p>
      <text:p text:style-name="P4"><text:span text:style-name="T39"><text:tab/><text:tab/></text:span><text:span text:style-name="T41">Cifrar_Descifrar_Simetrico_SunJCE_v1.0</text:span></text:p>
      <text:p text:style-name="P6"/>
      <text:p text:style-name="P7"><text:span text:style-name="T39"><text:tab/></text:span><text:span text:style-name="T24">Descripcion:</text:span></text:p>
      <text:p text:style-name="P7"><text:span text:style-name="T39"><text:tab/><text:tab/>Codigo J</text:span><text:span text:style-name="T41">AVA</text:span><text:span text:style-name="T39"> para cifrar y descifrar un fichero, usando cualquiera</text:span></text:p>
      <text:p text:style-name="P7"><text:span text:style-name="T39"><text:tab/><text:tab/>de los algoritmos de cifrado simetrico del provider “SunJCE”, tanto</text:span></text:p>
      <text:p text:style-name="P7"><text:span text:style-name="T39"><text:tab/><text:tab/>de cifrado en bloque como de cifrado en flujo.</text:span></text:p>
      <text:p text:style-name="P7"><text:span text:style-name="T39"/></text:p>
      <text:p text:style-name="P7"><text:span text:style-name="T39"><text:tab/></text:span><text:span text:style-name="T25">Notas de uso:</text:span></text:p>
      <text:list xml:id="list26868568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41">No valido para cifrado PBE</text:span></text:p>
                        </text:list-item>
                        <text:list-item>
                          <text:p text:style-name="P9"><text:span text:style-name="T41">Permite medir el tiempo y velocidad de cifrad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39"/></text:p>
      <text:p text:style-name="P7"><text:span text:style-name="T39"><text:tab/></text:span><text:span text:style-name="T24">Fecha</text:span><text:span text:style-name="T39">:</text:span></text:p>
      <text:p text:style-name="P7"><text:span text:style-name="T39"><text:tab/><text:tab/>2</text:span><text:span text:style-name="T41">8</text:span><text:span text:style-name="T39">/11/2012</text:span></text:p>
      <text:p text:style-name="P5"><text:tab/><text:span text:style-name="T22">Autor: </text:span></text:p>
      <text:p text:style-name="P5"><text:s text:c="15"/><text:tab/>Francisco J. Fernandez Masaguer</text:p>
      <text:p text:style-name="P5"><text:tab/><text:tab/>ETSI TELECOMUNACION VIGO</text:p>
      <text:p text:style-name="P5"><text:tab/><text:tab/>Departamento Ingenieria Telematica</text:p>
      <text:p text:style-name="P5"><text:span text:style-name="T7"><text:s text:c="6"/><text:tab/></text:span><text:span text:style-name="T12">email: </text:span><text:a xlink:type="simple" xlink:href="mailto:francisco.fernandez@det.uvigo.es">francisco.fernandez@det.uvigo.es</text:a></text:p>
      <text:p text:style-name="P5"><text:span text:style-name="T8"/></text:p>
      <text:p text:style-name="P5"><text:span text:style-name="T39"><text:s text:c="15"/></text:span><text:span text:style-name="T23">Asignatura:</text:span></text:p>
      <text:p text:style-name="P5"><text:span text:style-name="T39"><text:tab/><text:tab/>SEGURIDAD. <text:s/>3º GETT. <text:s text:c="2"/></text:span>Curso <text:s/>2012/2013. </text:p>
      <text:p text:style-name="P4"><text:span text:style-name="T8"/></text:p>
      <text:p text:style-name="P4"><text:span text:style-name="T7">***********************************************************/</text:span></text:p>
      <text:p text:style-name="P10"><text:span text:style-name="T4">package</text:span><text:span text:style-name="T14"> practica1;</text:span></text:p>
      <text:p text:style-name="P13"/>
      <text:p text:style-name="P13"><text:span text:style-name="T3">import</text:span><text:span text:style-name="T13"> java.io.*;</text:span></text:p>
      <text:p text:style-name="P13"><text:span text:style-name="T3">import</text:span><text:span text:style-name="T13"> </text:span><text:span text:style-name="T15">java.security</text:span><text:span text:style-name="T13">.*;</text:span></text:p>
      <text:p text:style-name="P13"><text:span text:style-name="T3">import</text:span><text:span text:style-name="T13"> javax.crypto.*;</text:span></text:p>
      <text:p text:style-name="P13"><text:span text:style-name="T3">import</text:span><text:span text:style-name="T13"> javax.crypto.spec.*;</text:span></text:p>
      <text:p text:style-name="P13"><text:span text:style-name="T3">import</text:span><text:span text:style-name="T13"> java.security.AlgorithmParameters;</text:span></text:p>
      <text:p text:style-name="P13"/>
      <text:p text:style-name="P13"/>
      <text:p text:style-name="P13"><text:span text:style-name="T3">public</text:span><text:span text:style-name="T13"> </text:span><text:span text:style-name="T3">class</text:span><text:span text:style-name="T13"> CifradoSimetrico {</text:span></text:p>
      <text:p text:style-name="P13"/>
      <text:p text:style-name="P13"><text:span text:style-name="T13"><text:tab/></text:span><text:span text:style-name="T3">public</text:span><text:span text:style-name="T13"> </text:span><text:span text:style-name="T3">static</text:span><text:span text:style-name="T13"> </text:span><text:span text:style-name="T3">void</text:span><text:span text:style-name="T13"> main(String[] args) </text:span><text:span text:style-name="T3">throws</text:span><text:span text:style-name="T13"> Exception {</text:span></text:p>
      <text:p text:style-name="P13"><text:span text:style-name="T18"/></text:p>
      <text:p text:style-name="P13"><text:span text:style-name="T13"><text:tab/>String provider <text:s text:c="8"/>= </text:span><text:span text:style-name="T27">"SunJCE"</text:span><text:span text:style-name="T13">; </text:span></text:p>
      <text:p text:style-name="P18"><text:s text:c="8"/></text:p>
      <text:p text:style-name="P13"><text:span text:style-name="T13"><text:tab/>FileInputStream <text:s/>ftextoclaro <text:s text:c="2"/>= </text:span><text:span text:style-name="T3">new</text:span><text:span text:style-name="T13"> FileInputStream (</text:span><text:span text:style-name="T27">".</text:span><text:span text:style-name="T28">..</text:span><text:span text:style-name="T27">/textoclaro"</text:span><text:span text:style-name="T13">);</text:span></text:p>
      <text:p text:style-name="P14"><text:span text:style-name="T13"><text:tab/>FileInputStream <text:s/>fclave_in <text:s text:c="4"/>= </text:span><text:span text:style-name="T3">new</text:span><text:span text:style-name="T13"> FileInputStream (</text:span><text:span text:style-name="T27">".../fclaveks"</text:span><text:span text:style-name="T13">);</text:span></text:p>
      <text:p text:style-name="P14"><text:span text:style-name="T16"/></text:p>
      <text:p text:style-name="P14"><text:span text:style-name="T13"><text:tab/>FileOutputStream ftextocifrado = </text:span><text:span text:style-name="T3">new </text:span><text:span text:style-name="T13">FileOutputStream(</text:span><text:span text:style-name="T27">".../textocifrado"</text:span><text:span text:style-name="T13">);</text:span></text:p>
      <text:p text:style-name="P13"><text:span text:style-name="T13"><text:tab/>FileOutputStream fparametros <text:s text:c="2"/>= </text:span><text:span text:style-name="T3">new</text:span><text:span text:style-name="T13"> FileOutputStream(</text:span><text:span text:style-name="T27">".../parametros"</text:span><text:span text:style-name="T13">);</text:span></text:p>
      <text:p text:style-name="P13"><text:span text:style-name="T13"><text:tab/>FileOutputStream fclave <text:s text:c="7"/>= </text:span><text:span text:style-name="T3">new</text:span><text:span text:style-name="T13"> FileOutputStream(</text:span><text:span text:style-name="T27">".../fclaveks"</text:span><text:span text:style-name="T13">);</text:span></text:p>
      <text:p text:style-name="P13"><text:span text:style-name="T13"/></text:p>
      <text:p text:style-name="P13"><text:span text:style-name="T13"><text:tab/>BufferedWriter <text:s text:c="2"/>fmedidas <text:s text:c="5"/>= </text:span><text:span text:style-name="T3">new</text:span><text:span text:style-name="T13"> BufferedWriter(</text:span><text:span text:style-name="T3">new </text:span><text:span text:style-name="T13">FileWriter(</text:span><text:span text:style-name="T27">"../medidasCifrado"</text:span><text:span text:style-name="T13">));</text:span></text:p>
      <text:p text:style-name="P18"><text:tab/> <text:s text:c="3"/></text:p>
      <text:p text:style-name="P13"><text:span text:style-name="T13"><text:tab/></text:span><text:span text:style-name="T3">byte</text:span><text:span text:style-name="T13"> <text:s text:c="2"/>bloqueclaro[] <text:s text:c="3"/>= </text:span><text:span text:style-name="T3">new</text:span><text:span text:style-name="T13"> </text:span><text:span text:style-name="T3">byte</text:span><text:span text:style-name="T13">[2024];</text:span></text:p>
      <text:p text:style-name="P13"><text:span text:style-name="T13"><text:s text:c="7"/></text:span><text:span text:style-name="T17">b</text:span><text:span text:style-name="T3">yte</text:span><text:span text:style-name="T13"> <text:s text:c="2"/>bloquecifrado[] <text:s/>= </text:span><text:span text:style-name="T3">new</text:span><text:span text:style-name="T13"> </text:span><text:span text:style-name="T3">byte</text:span><text:span text:style-name="T13">[2048];</text:span></text:p>
      <text:p text:style-name="P13"><text:span text:style-name="T13"><text:s text:c="7"/>String algoritmo <text:s text:c="7"/>= </text:span><text:span text:style-name="T27">"AES"</text:span><text:span text:style-name="T13">; </text:span></text:p>
      <text:p text:style-name="P13"><text:span text:style-name="T13"><text:s text:c="7"/>String transformacion <text:s text:c="2"/>= </text:span><text:span text:style-name="T27">"/CBC/PKCS5Padding"</text:span><text:span text:style-name="T13">;</text:span></text:p>
      <text:p text:style-name="P13"><text:span text:style-name="T13"><text:s text:c="7"/></text:span><text:span text:style-name="T3">int</text:span><text:span text:style-name="T13"> <text:s text:c="3"/>longclave <text:s text:c="7"/>= 128;</text:span></text:p>
      <text:p text:style-name="P13"><text:span text:style-name="T13"><text:s text:c="7"/></text:span><text:span text:style-name="T3">int</text:span><text:span text:style-name="T13"> <text:s text:c="3"/>longbloque;</text:span></text:p>
      <text:p text:style-name="P13"><text:span text:style-name="T13"><text:s text:c="7"/></text:span><text:span text:style-name="T3">int</text:span><text:span text:style-name="T13"> <text:s text:c="3"/>i;</text:span></text:p>
      <text:p text:style-name="P13"><text:span text:style-name="T13"><text:s text:c="7"/></text:span><text:span text:style-name="T3">double</text:span><text:span text:style-name="T13"> t, tbi,tbf;<text:tab/><text:tab/>// </text:span><text:span text:style-name="T17">tiempos totales y por bucle</text:span></text:p>
      <text:p text:style-name="P13"><text:span text:style-name="T13"><text:s text:c="7"/></text:span><text:span text:style-name="T3">double</text:span><text:span text:style-name="T13"> lf; <text:s text:c="13"/></text:span><text:span text:style-name="T29">// </text:span><text:span text:style-name="T30">longitud</text:span><text:span text:style-name="T29"> </text:span><text:span text:style-name="T30">del</text:span><text:span text:style-name="T29"> </text:span><text:span text:style-name="T30">fichero</text:span></text:p>
      <text:p text:style-name="P18"><text:tab/><text:tab/> <text:s text:c="13"/></text:p>
      <text:p text:style-name="P18"><text:s text:c="8"/></text:p>
      <text:p text:style-name="P14"><text:span text:style-name="T13"><text:s text:c="8"/></text:span><text:span text:style-name="T18">/************************************************************</text:span></text:p>
      <text:p text:style-name="P15"><text:span text:style-name="T18"><text:tab/><text:tab/><text:tab/>Generar </text:span><text:span text:style-name="T20">y almacenar la </text:span><text:span text:style-name="T18">clave </text:span></text:p>
      <text:p text:style-name="P14"><text:span text:style-name="T18"><text:tab/> <text:s/>************************************************************/</text:span></text:p>
      <text:p text:style-name="P14"><text:span text:style-name="T18"><text:tab/> <text:s/>// </text:span><text:span text:style-name="T20">Generarla</text:span></text:p>
      <text:p text:style-name="P18"><text:tab/> <text:s/>KeyGenerator <text:s/>kgen <text:s text:c="4"/>= KeyGenerator.<text:span text:style-name="T32">getInstance</text:span>(algoritmo);</text:p>
      <text:p text:style-name="P18"><text:tab/> <text:s/>kgen.init(longclave);</text:p>
      <text:p text:style-name="P18"><text:soft-page-break/><text:s text:c="8"/>SecretKey <text:s text:c="4"/>skey <text:s text:c="4"/>= kgen.generateKey();</text:p>
      <text:p text:style-name="P18"><text:s text:c="8"/></text:p>
      <text:p text:style-name="P13"><text:span text:style-name="T13"/></text:p>
      <text:p text:style-name="P14"><text:span text:style-name="T13"><text:tab/> <text:s/></text:span><text:span text:style-name="T20">// Almacenarla</text:span></text:p>
      <text:p text:style-name="P13"><text:span text:style-name="T13"><text:s text:c="8"/></text:span><text:span text:style-name="T3">byte</text:span><text:span text:style-name="T13">[] <text:s text:c="3"/>skey_raw = skey.getEncoded();</text:span></text:p>
      <text:p text:style-name="P18"><text:s text:c="8"/>fclave.write(skey_raw);</text:p>
      <text:p text:style-name="P18"><text:s text:c="8"/>fclave.close();</text:p>
      <text:p text:style-name="P18"><text:s text:c="8"/></text:p>
      <text:p text:style-name="P19"><text:tab/> <text:s/><text:span text:style-name="T18">// </text:span><text:span text:style-name="T20">Leerla</text:span></text:p>
      <text:p text:style-name="P18"><text:s text:c="8"/>fclave_in.read(skey_raw);</text:p>
      <text:p text:style-name="P13"><text:span text:style-name="T13"><text:s text:c="8"/>SecretKeySpec ks = </text:span><text:span text:style-name="T3">new</text:span><text:span text:style-name="T13"> SecretKeySpec(skey_raw, algoritmo); </text:span></text:p>
      <text:p text:style-name="P18"><text:s text:c="8"/></text:p>
      <text:p text:style-name="P18"><text:s text:c="16"/></text:p>
      <text:p text:style-name="P14"><text:span text:style-name="T13"><text:s text:c="8"/></text:span><text:span text:style-name="T18">/************************************************************</text:span></text:p>
      <text:p text:style-name="P15"><text:span text:style-name="T18"><text:tab/><text:tab/><text:tab/></text:span><text:span text:style-name="T20">CIFRAR</text:span></text:p>
      <text:p text:style-name="P14"><text:span text:style-name="T18"><text:tab/> <text:s/>************************************************************/</text:span></text:p>
      <text:p text:style-name="P13"><text:span text:style-name="T13"><text:s text:c="8"/>System.</text:span><text:span text:style-name="T33">out</text:span><text:span text:style-name="T13">.println(</text:span><text:span text:style-name="T27">"*** INICIO CIFRADO "</text:span><text:span text:style-name="T13"> + algoritmo + </text:span><text:span text:style-name="T27">"-"</text:span><text:span text:style-name="T13"> + longclave + </text:span><text:span text:style-name="T27">" ************"</text:span><text:span text:style-name="T13">);</text:span></text:p>
      <text:p text:style-name="P18"><text:tab/><text:tab/></text:p>
      <text:p text:style-name="P18"><text:tab/> Cipher cifrador = Cipher.<text:span text:style-name="T32">getInstance</text:span>(algoritmo + transformacion);</text:p>
      <text:p text:style-name="P13"/>
      <text:p text:style-name="P13"><text:span text:style-name="T13"><text:s text:c="8"/></text:span><text:span text:style-name="T29">// </text:span><text:span text:style-name="T31">S</text:span><text:span text:style-name="T30">e</text:span><text:span text:style-name="T29"> </text:span><text:span text:style-name="T30">cifra</text:span><text:span text:style-name="T29"> </text:span><text:span text:style-name="T30">con</text:span><text:span text:style-name="T29"> </text:span><text:span text:style-name="T30">la</text:span><text:span text:style-name="T29"> </text:span><text:span text:style-name="T30">modalidad</text:span><text:span text:style-name="T29"> </text:span><text:span text:style-name="T30">opaca</text:span><text:span text:style-name="T29"> </text:span><text:span text:style-name="T30">de</text:span><text:span text:style-name="T29"> </text:span><text:span text:style-name="T30">la</text:span><text:span text:style-name="T29"> </text:span><text:span text:style-name="T30">clave</text:span></text:p>
      <text:p text:style-name="P18"><text:s text:c="8"/></text:p>
      <text:p text:style-name="P13"><text:span text:style-name="T13"><text:s text:c="8"/>cifrador.init(Cipher.</text:span><text:span text:style-name="T33">ENCRYPT_MODE</text:span><text:span text:style-name="T13">, ks);</text:span></text:p>
      <text:p text:style-name="P18"><text:s text:c="8"/></text:p>
      <text:p text:style-name="P18"><text:s text:c="8"/></text:p>
      <text:p text:style-name="P18"><text:s text:c="8"/>i <text:s text:c="2"/>= 0;</text:p>
      <text:p text:style-name="P18"><text:s text:c="8"/>t <text:s text:c="2"/>= 0;</text:p>
      <text:p text:style-name="P18"><text:s text:c="8"/>lf <text:s/>= 0; </text:p>
      <text:p text:style-name="P18"><text:s text:c="8"/>tbi = 0;</text:p>
      <text:p text:style-name="P18"><text:s text:c="8"/>tbf = 0;</text:p>
      <text:p text:style-name="P13"/>
      <text:p text:style-name="P13"><text:span text:style-name="T13"><text:s text:c="8"/></text:span><text:span text:style-name="T3">while</text:span><text:span text:style-name="T13"> ((longbloque = ftextoclaro.read(bloqueclaro)) &gt; 0) {</text:span></text:p>
      <text:p text:style-name="P18"><text:s text:c="15"/>i++;</text:p>
      <text:p text:style-name="P18"><text:s text:c="15"/></text:p>
      <text:p text:style-name="P18"><text:s text:c="15"/>lf = lf + longbloque;</text:p>
      <text:p text:style-name="P18"><text:s text:c="15"/></text:p>
      <text:p text:style-name="P13"><text:span text:style-name="T13"><text:s text:c="15"/>tbi = System.</text:span>nanoTime<text:span text:style-name="T13">();</text:span></text:p>
      <text:p text:style-name="P13"><text:span text:style-name="T13"><text:s text:c="15"/>bloquecifrado = cifrador.update(bloqueclaro,0,longbloque);</text:span></text:p>
      <text:p text:style-name="P18"><text:s text:c="15"/>tbf = System.<text:span text:style-name="T32">nanoTime</text:span>();</text:p>
      <text:p text:style-name="P19"><text:s/></text:p>
      <text:p text:style-name="P19"><text:s text:c="15"/>t = t + tbf - tbi;</text:p>
      <text:p text:style-name="P13"/>
      <text:p text:style-name="P13"><text:span text:style-name="T13"><text:s text:c="15"/>fmedidas.write(</text:span><text:span text:style-name="T27">"T. iteracion "</text:span><text:span text:style-name="T13"> + <text:s/>i <text:s/>+ </text:span><text:span text:style-name="T27">" = "</text:span><text:span text:style-name="T13"> + (tbf-tbi) + </text:span><text:span text:style-name="T27">" nanoseg \n"</text:span><text:span text:style-name="T13">);</text:span></text:p>
      <text:p text:style-name="P18"><text:s text:c="9"/></text:p>
      <text:p text:style-name="P18"><text:s text:c="15"/></text:p>
      <text:p text:style-name="P18"><text:s text:c="15"/>ftextocifrado.write(bloquecifrado);</text:p>
      <text:p text:style-name="P18"><text:s text:c="8"/>} <text:s text:c="4"/></text:p>
      <text:p text:style-name="P18"><text:s text:c="8"/></text:p>
      <text:p text:style-name="P13"><text:span text:style-name="T13"><text:s text:c="8"/></text:span><text:span text:style-name="T29">// </text:span><text:span text:style-name="T30">Hacer</text:span><text:span text:style-name="T29"> </text:span><text:span text:style-name="T30">dofinal</text:span><text:span text:style-name="T29"> y </text:span><text:span text:style-name="T30">medir</text:span><text:span text:style-name="T29"> </text:span><text:span text:style-name="T30">su</text:span><text:span text:style-name="T29"> </text:span><text:span text:style-name="T30">tiempo</text:span></text:p>
      <text:p text:style-name="P13"><text:span text:style-name="T13"><text:s text:c="8"/>tbi = System.</text:span>nanoTime<text:span text:style-name="T13">();</text:span></text:p>
      <text:p text:style-name="P13"><text:span text:style-name="T13"><text:s text:c="8"/>bloquecifrado = cifrador.doFinal();</text:span></text:p>
      <text:p text:style-name="P18"><text:s text:c="8"/>tbf = System.<text:span text:style-name="T32">nanoTime</text:span>();</text:p>
      <text:p text:style-name="P18"/>
      <text:p text:style-name="P18"><text:s text:c="8"/>t = t + tbf - tbi;</text:p>
      <text:p text:style-name="P13"/>
      <text:p text:style-name="P18"><text:s text:c="8"/>ftextocifrado.write(bloquecifrado);</text:p>
      <text:p text:style-name="P18"><text:s text:c="8"/></text:p>
      <text:p text:style-name="P13"><text:span text:style-name="T13"><text:s text:c="8"/></text:span><text:span text:style-name="T29">// </text:span><text:span text:style-name="T30">Escribir</text:span><text:span text:style-name="T29"> </text:span><text:span text:style-name="T30">resultados</text:span></text:p>
      <text:p text:style-name="P18"><text:s text:c="8"/></text:p>
      <text:p text:style-name="P13"><text:span text:style-name="T13"><text:s text:c="8"/></text:span><text:span text:style-name="T29">//System.out.println("Long. </text:span><text:span text:style-name="T30">ultimo</text:span><text:span text:style-name="T29"> </text:span><text:span text:style-name="T30">bloque</text:span><text:span text:style-name="T29">" + bloquecifrado.length );</text:span></text:p>
      <text:p text:style-name="P13"><text:span text:style-name="T13"><text:s text:c="8"/>System.</text:span><text:span text:style-name="T33">out</text:span><text:span text:style-name="T13">.println(</text:span><text:span text:style-name="T27">"*** FIN CIFRADO "</text:span><text:span text:style-name="T13"> + algoritmo + </text:span><text:span text:style-name="T27">"-"</text:span><text:span text:style-name="T13"> + longclave + </text:span><text:span text:style-name="T27">" Provider: "</text:span><text:span text:style-name="T13"> + provider);</text:span></text:p>
      <text:p text:style-name="P13"><text:span text:style-name="T13"><text:s text:c="8"/>System.</text:span><text:span text:style-name="T33">out</text:span><text:span text:style-name="T13">.println(</text:span><text:span text:style-name="T27">"Bytes <text:s/>cifrados = "</text:span><text:span text:style-name="T13"> + (</text:span><text:span text:style-name="T3">int</text:span><text:span text:style-name="T13">)lf );</text:span></text:p>
      <text:p text:style-name="P13"><text:span text:style-name="T13"><text:s text:c="8"/>System.</text:span><text:span text:style-name="T33">out</text:span><text:span text:style-name="T13">.println(</text:span><text:span text:style-name="T27">"Tiempo cifrado <text:s/>= "</text:span><text:span text:style-name="T13"> + t/1000000 + </text:span><text:span text:style-name="T27">" mseg"</text:span><text:span text:style-name="T13">);</text:span></text:p>
      <text:p text:style-name="P13"><text:span text:style-name="T13"><text:s text:c="8"/>System.</text:span><text:span text:style-name="T33">out</text:span><text:span text:style-name="T13">.println(</text:span><text:span text:style-name="T27">"Velocidad <text:s text:c="6"/>= "</text:span><text:span text:style-name="T13"> + (lf*8*1000)/ t + </text:span><text:span text:style-name="T27">" Mpbs"</text:span><text:span text:style-name="T13">);</text:span></text:p>
      <text:p text:style-name="P13"/>
      <text:p text:style-name="P13"><text:span text:style-name="T13"><text:s text:c="8"/></text:span><text:span text:style-name="T29">// </text:span><text:span text:style-name="T30">Cerrar</text:span><text:span text:style-name="T29"> </text:span><text:span text:style-name="T30">ficheros</text:span></text:p>
      <text:p text:style-name="P18"><text:s/><text:tab/> <text:s/>ftextocifrado.close();</text:p>
      <text:p text:style-name="P18"><text:s text:c="8"/>ftextoclaro.close();</text:p>
      <text:p text:style-name="P18"><text:s text:c="8"/>fmedidas.close();</text:p>
      <text:p text:style-name="P13"><text:soft-page-break/></text:p>
      <text:p text:style-name="P13"><text:span text:style-name="T13"><text:s text:c="8"/></text:span><text:span text:style-name="T18">/*******************************************************************</text:span></text:p>
      <text:p text:style-name="P17"><text:s text:c="8"/>* <text:s/><text:span text:style-name="T21">Obtener</text:span> <text:span text:style-name="T21">parametros</text:span> <text:span text:style-name="T21">del</text:span> <text:span text:style-name="T21">algoritmo</text:span> y <text:span text:style-name="T21">archivarlos</text:span></text:p>
      <text:p text:style-name="P17"><text:s text:c="8"/>* <text:s/></text:p>
      <text:p text:style-name="P17"><text:s text:c="8"/>* <text:s/>NOTA: <text:span text:style-name="T21">Para</text:span> <text:span text:style-name="T21">los</text:span> <text:span text:style-name="T21">cifradores</text:span> <text:span text:style-name="T21">en</text:span> <text:span text:style-name="T21">flujo</text:span> no <text:span text:style-name="T21">se</text:span> <text:span text:style-name="T21">ejecuta</text:span> el <text:span text:style-name="T21">lazo</text:span> <text:span text:style-name="T21">de</text:span> <text:s/></text:p>
      <text:p text:style-name="P17"><text:s text:c="8"/>* <text:s text:c="7"/><text:span text:style-name="T21">parametros</text:span> <text:span text:style-name="T21">porque</text:span> no <text:span text:style-name="T21">se</text:span> <text:span text:style-name="T21">necesitan</text:span>. <text:span text:style-name="T21">Ejemplo</text:span>: RC4</text:p>
      <text:p text:style-name="P17"><text:s text:c="8"/>*******************************************************************/</text:p>
      <text:p text:style-name="P13"><text:span text:style-name="T13"><text:s text:c="8"/></text:span><text:span text:style-name="T29">// System.out.println("Leer </text:span><text:span text:style-name="T30">los</text:span><text:span text:style-name="T29"> </text:span><text:span text:style-name="T30">parametros</text:span><text:span text:style-name="T29">(IV,...) </text:span><text:span text:style-name="T30">usados</text:span><text:span text:style-name="T29"> </text:span><text:span text:style-name="T30">por</text:span><text:span text:style-name="T29"> el </text:span><text:span text:style-name="T30">cifrador</text:span><text:span text:style-name="T29"> ..." );</text:span></text:p>
      <text:p text:style-name="P13"/>
      <text:p text:style-name="P13"><text:span text:style-name="T13"><text:s text:c="8"/></text:span><text:span text:style-name="T29">//AlgorithmParameters <text:s/></text:span><text:span text:style-name="T30">paramxx</text:span><text:span text:style-name="T29"> = <text:s/>cifrador.getParameters();</text:span></text:p>
      <text:p text:style-name="P13"/>
      <text:p text:style-name="P13"><text:span text:style-name="T13"><text:s text:c="8"/></text:span><text:span text:style-name="T3">if</text:span><text:span text:style-name="T13"> (provider.equals(</text:span><text:span text:style-name="T27">"SunJCE"</text:span><text:span text:style-name="T13">) &amp;&amp; </text:span></text:p>
      <text:p text:style-name="P13"><text:span text:style-name="T13"><text:s text:c="16"/>( algoritmo.equals(</text:span><text:span text:style-name="T27">"AES"</text:span><text:span text:style-name="T13">) <text:s text:c="19"/>|| </text:span></text:p>
      <text:p text:style-name="P13"><text:span text:style-name="T13"><text:s text:c="8"/><text:tab/><text:tab/> <text:s/>algoritmo.equals(</text:span><text:span text:style-name="T27">"Blowfish"</text:span><text:span text:style-name="T13">) <text:s text:c="14"/>|| </text:span></text:p>
      <text:p text:style-name="P13"><text:span text:style-name="T13"><text:s text:c="8"/><text:tab/><text:tab/> <text:s/>algoritmo.equals(</text:span><text:span text:style-name="T27">"DES"</text:span><text:span text:style-name="T13">) <text:s text:c="19"/>|| </text:span></text:p>
      <text:p text:style-name="P13"><text:span text:style-name="T13"><text:s text:c="8"/><text:tab/><text:tab/> <text:s/>algoritmo.equals(</text:span><text:span text:style-name="T27">"DESede"</text:span><text:span text:style-name="T13">) <text:s text:c="16"/>|| </text:span></text:p>
      <text:p text:style-name="P13"><text:span text:style-name="T13"><text:s text:c="8"/><text:tab/><text:tab/> <text:s/>algoritmo.equals(</text:span><text:span text:style-name="T27">"DiffieHellman"</text:span><text:span text:style-name="T13">) <text:s text:c="9"/>|| </text:span></text:p>
      <text:p text:style-name="P13"><text:span text:style-name="T13"><text:s text:c="8"/><text:tab/><text:tab/> <text:s/>algoritmo.equals(</text:span><text:span text:style-name="T27">"OAEP"</text:span><text:span text:style-name="T13">) <text:s text:c="18"/>|| </text:span></text:p>
      <text:p text:style-name="P13"><text:span text:style-name="T13"><text:s text:c="8"/><text:tab/><text:tab/> <text:s/>algoritmo.equals(</text:span><text:span text:style-name="T27">"PBEWithMD5AndDES"</text:span><text:span text:style-name="T13">) <text:s text:c="6"/>|| </text:span></text:p>
      <text:p text:style-name="P13"><text:span text:style-name="T13"><text:s text:c="8"/><text:tab/><text:tab/> <text:s/>algoritmo.equals(</text:span><text:span text:style-name="T27">"PBEWithMD5AndTripleDES"</text:span><text:span text:style-name="T13">) || </text:span></text:p>
      <text:p text:style-name="P13"><text:span text:style-name="T13"><text:s text:c="8"/><text:tab/><text:tab/> <text:s/>algoritmo.equals(</text:span><text:span text:style-name="T27">"PBEWithSHA1AndDESede"</text:span><text:span text:style-name="T13">) <text:s text:c="2"/>|| </text:span></text:p>
      <text:p text:style-name="P13"><text:span text:style-name="T13"><text:s text:c="8"/><text:tab/><text:tab/> <text:s/>algoritmo.equals(</text:span><text:span text:style-name="T27">"PBEWithSHA1AndRC2_40"</text:span><text:span text:style-name="T13">) <text:s text:c="2"/>|| </text:span></text:p>
      <text:p text:style-name="P13"><text:span text:style-name="T13"><text:s text:c="8"/><text:tab/><text:tab/> <text:s/>algoritmo.equals(</text:span><text:span text:style-name="T27">"RC2"</text:span><text:span text:style-name="T13">)</text:span></text:p>
      <text:p text:style-name="P18"><text:s text:c="8"/><text:tab/><text:tab/> <text:s/>) ) <text:s/></text:p>
      <text:p text:style-name="P18"><text:s text:c="8"/>{</text:p>
      <text:p text:style-name="P18"><text:s text:c="8"/><text:tab/><text:tab/> AlgorithmParameters param = AlgorithmParameters.<text:span text:style-name="T32">getInstance</text:span>(algoritmo); <text:s text:c="7"/></text:p>
      <text:p text:style-name="P18"><text:s text:c="8"/><text:tab/><text:tab/> param = <text:s/>cifrador.getParameters();</text:p>
      <text:p text:style-name="P18"><text:s text:c="8"/><text:tab/><text:tab/> </text:p>
      <text:p text:style-name="P13"><text:span text:style-name="T13"><text:s text:c="8"/><text:tab/><text:tab/> System.</text:span><text:span text:style-name="T33">out</text:span><text:span text:style-name="T13">.println(</text:span><text:span text:style-name="T27">"Parametros del cifrado ..."</text:span><text:span text:style-name="T13"> + param.toString());</text:span></text:p>
      <text:p text:style-name="P18"><text:s text:c="8"/><text:tab/><text:tab/> </text:p>
      <text:p text:style-name="P13"><text:span text:style-name="T13"><text:s text:c="8"/><text:tab/><text:tab/> </text:span><text:span text:style-name="T3">byte</text:span><text:span text:style-name="T13">[] <text:s/>paramSerializados = param.getEncoded();</text:span></text:p>
      <text:p text:style-name="P18"><text:s text:c="8"/><text:tab/><text:tab/> fparametros.write(paramSerializados);</text:p>
      <text:p text:style-name="P18"><text:s text:c="8"/><text:tab/><text:tab/> fparametros.close();</text:p>
      <text:p text:style-name="P18"><text:s text:c="8"/>};</text:p>
      <text:p text:style-name="P18"><text:s text:c="8"/><text:tab/> </text:p>
      <text:p text:style-name="P13"><text:span text:style-name="T13"><text:s text:c="8"/></text:span><text:span text:style-name="T29">//*****************************************************************************</text:span></text:p>
      <text:p text:style-name="P13"><text:span text:style-name="T13"><text:s text:c="8"/></text:span><text:span text:style-name="T29">//<text:tab/><text:tab/><text:tab/><text:tab/><text:tab/>DESCIFRAR</text:span></text:p>
      <text:p text:style-name="P13"><text:span text:style-name="T13"><text:s text:c="8"/></text:span><text:span text:style-name="T29">//*****************************************************************************</text:span></text:p>
      <text:p text:style-name="P13"><text:span text:style-name="T13"><text:tab/> FileInputStream <text:s/>ftextocifrado2 = </text:span><text:span text:style-name="T3">new</text:span><text:span text:style-name="T13"> FileInputStream (</text:span><text:span text:style-name="T27">".../textocifrado"</text:span><text:span text:style-name="T13">);</text:span></text:p>
      <text:p text:style-name="P13"><text:span text:style-name="T13"><text:tab/> FileOutputStream ftextoclaro2 <text:s text:c="2"/>= </text:span><text:span text:style-name="T3">new</text:span><text:span text:style-name="T13"> FileOutputStream(</text:span><text:span text:style-name="T27">".../textoclaro2"</text:span><text:span text:style-name="T13">);</text:span></text:p>
      <text:p text:style-name="P13"><text:span text:style-name="T13"><text:tab/> FileInputStream <text:s/>fparametros_in = </text:span><text:span text:style-name="T3">new</text:span><text:span text:style-name="T13"> FileInputStream (</text:span><text:span text:style-name="T27">".../parametros"</text:span><text:span text:style-name="T13">);</text:span></text:p>
      <text:p text:style-name="P18"><text:s text:c="8"/></text:p>
      <text:p text:style-name="P13"><text:span text:style-name="T13"><text:s text:c="8"/></text:span><text:span text:style-name="T3">byte</text:span><text:span text:style-name="T13"> bloquecifrado2[] <text:s/>= </text:span><text:span text:style-name="T3">new</text:span><text:span text:style-name="T13"> </text:span><text:span text:style-name="T3">byte</text:span><text:span text:style-name="T13">[1024];</text:span></text:p>
      <text:p text:style-name="P13"><text:span text:style-name="T13"><text:s text:c="8"/></text:span><text:span text:style-name="T3">byte</text:span><text:span text:style-name="T13"> bloqueclaro2[] <text:s text:c="3"/>= </text:span><text:span text:style-name="T3">new</text:span><text:span text:style-name="T13"> </text:span><text:span text:style-name="T3">byte</text:span><text:span text:style-name="T13">[1048];<text:tab/><text:tab/></text:span></text:p>
      <text:p text:style-name="P13"/>
      <text:p text:style-name="P13"/>
      <text:p text:style-name="P13"><text:span text:style-name="T13"><text:s text:c="8"/>System.</text:span><text:span text:style-name="T33">out</text:span><text:span text:style-name="T13">.println(</text:span><text:span text:style-name="T27">"*************** INICIO DESCIFRADO *****************"</text:span><text:span text:style-name="T13"> );</text:span></text:p>
      <text:p text:style-name="P18"><text:s text:c="8"/></text:p>
      <text:p text:style-name="P18"><text:tab/> <text:s/>Cipher descifrador = Cipher.<text:span text:style-name="T32">getInstance</text:span>(algoritmo + transformacion, provider);</text:p>
      <text:p text:style-name="P13"/>
      <text:p text:style-name="P13"><text:span text:style-name="T13"><text:s text:c="8"/></text:span><text:span text:style-name="T29">// Leer </text:span><text:span text:style-name="T30">los</text:span><text:span text:style-name="T29"> </text:span><text:span text:style-name="T30">parametros</text:span><text:span text:style-name="T29"> </text:span><text:span text:style-name="T30">si</text:span><text:span text:style-name="T29"> el </text:span><text:span text:style-name="T30">algoritmo</text:span><text:span text:style-name="T29"> </text:span><text:span text:style-name="T30">soporta</text:span><text:span text:style-name="T29"> </text:span><text:span text:style-name="T30">parametros</text:span></text:p>
      <text:p text:style-name="P13"><text:span text:style-name="T13"><text:s text:c="8"/></text:span><text:span text:style-name="T3">if</text:span><text:span text:style-name="T13"> (provider.equals(</text:span><text:span text:style-name="T27">"SunJCE"</text:span><text:span text:style-name="T13">) &amp;&amp; </text:span></text:p>
      <text:p text:style-name="P13"><text:span text:style-name="T13"><text:s text:c="16"/>( algoritmo.equals(</text:span><text:span text:style-name="T27">"AES"</text:span><text:span text:style-name="T13">) <text:s text:c="19"/>|| </text:span></text:p>
      <text:p text:style-name="P13"><text:span text:style-name="T13"><text:s text:c="8"/><text:tab/><text:tab/> <text:s/>algoritmo.equals(</text:span><text:span text:style-name="T27">"Blowfish"</text:span><text:span text:style-name="T13">) <text:s text:c="14"/>|| </text:span></text:p>
      <text:p text:style-name="P13"><text:span text:style-name="T13"><text:s text:c="8"/><text:tab/><text:tab/> <text:s/>algoritmo.equals(</text:span><text:span text:style-name="T27">"DES"</text:span><text:span text:style-name="T13">) <text:s text:c="19"/>|| </text:span></text:p>
      <text:p text:style-name="P13"><text:span text:style-name="T13"><text:s text:c="8"/><text:tab/><text:tab/> <text:s/>algoritmo.equals(</text:span><text:span text:style-name="T27">"DESede"</text:span><text:span text:style-name="T13">) <text:s text:c="16"/>|| </text:span></text:p>
      <text:p text:style-name="P13"><text:span text:style-name="T13"><text:s text:c="8"/><text:tab/><text:tab/> <text:s/>algoritmo.equals(</text:span><text:span text:style-name="T27">"DiffieHellman"</text:span><text:span text:style-name="T13">) <text:s text:c="9"/>|| </text:span></text:p>
      <text:p text:style-name="P13"><text:span text:style-name="T13"><text:s text:c="8"/><text:tab/><text:tab/> <text:s/>algoritmo.equals(</text:span><text:span text:style-name="T27">"OAEP"</text:span><text:span text:style-name="T13">) <text:s text:c="18"/>|| </text:span></text:p>
      <text:p text:style-name="P13"><text:span text:style-name="T13"><text:s text:c="8"/><text:tab/><text:tab/> <text:s/>algoritmo.equals(</text:span><text:span text:style-name="T27">"PBEWithMD5AndDES"</text:span><text:span text:style-name="T13">) <text:s text:c="6"/>|| </text:span></text:p>
      <text:p text:style-name="P13"><text:span text:style-name="T13"><text:s text:c="8"/><text:tab/><text:tab/> <text:s/>algoritmo.equals(</text:span><text:span text:style-name="T27">"PBEWithMD5AndTripleDES"</text:span><text:span text:style-name="T13">) || </text:span></text:p>
      <text:p text:style-name="P13"><text:span text:style-name="T13"><text:s text:c="8"/><text:tab/><text:tab/> <text:s/>algoritmo.equals(</text:span><text:span text:style-name="T27">"PBEWithSHA1AndDESede"</text:span><text:span text:style-name="T13">) <text:s text:c="2"/>|| </text:span></text:p>
      <text:p text:style-name="P13"><text:span text:style-name="T13"><text:s text:c="8"/><text:tab/><text:tab/> <text:s/>algoritmo.equals(</text:span><text:span text:style-name="T27">"PBEWithSHA1AndRC2_40"</text:span><text:span text:style-name="T13">) <text:s text:c="2"/>|| </text:span></text:p>
      <text:p text:style-name="P13"><text:span text:style-name="T13"><text:s text:c="8"/><text:tab/><text:tab/> <text:s/>algoritmo.equals(</text:span><text:span text:style-name="T27">"RC2"</text:span><text:span text:style-name="T13">)</text:span></text:p>
      <text:p text:style-name="P18"><text:tab/><text:tab/><text:tab/> <text:s/>// <text:span text:style-name="T35">-- Aqui se introducirian otros algoritmos</text:span></text:p>
      <text:p text:style-name="P18"><text:s text:c="8"/><text:tab/><text:tab/> <text:s/>) ) <text:s/></text:p>
      <text:p text:style-name="P18"><text:s text:c="8"/>{</text:p>
      <text:p text:style-name="P18"><text:s text:c="12"/>AlgorithmParameters params = AlgorithmParameters.<text:span text:style-name="T32">getInstance</text:span>(algoritmo,provider); <text:s text:c="7"/></text:p>
      <text:p text:style-name="P13"><text:span text:style-name="T13"><text:s text:c="12"/></text:span><text:span text:style-name="T3">byte</text:span><text:span text:style-name="T13">[] paramSerializados = </text:span><text:span text:style-name="T3">new</text:span><text:span text:style-name="T13"> </text:span><text:span text:style-name="T3">byte</text:span><text:span text:style-name="T13">[fparametros_in.available()];</text:span></text:p>
      <text:p text:style-name="P13"/>
      <text:p text:style-name="P18"><text:soft-page-break/><text:s text:c="12"/>fparametros_in.read(paramSerializados); <text:s text:c="8"/></text:p>
      <text:p text:style-name="P18"><text:s text:c="12"/>params.init(paramSerializados);</text:p>
      <text:p text:style-name="P18"><text:s text:c="12"/></text:p>
      <text:p text:style-name="P13"><text:span text:style-name="T13"><text:s text:c="12"/>System.</text:span><text:span text:style-name="T33">out</text:span><text:span text:style-name="T13">.println(</text:span><text:span text:style-name="T27">"Parametros del descifrado ... = "</text:span><text:span text:style-name="T13"> + params.toString());</text:span></text:p>
      <text:p text:style-name="P13"/>
      <text:p text:style-name="P13"><text:span text:style-name="T13"><text:s text:c="12"/>descifrador.init(Cipher.</text:span><text:span text:style-name="T33">DECRYPT_MODE</text:span><text:span text:style-name="T13">, ks, params);</text:span></text:p>
      <text:p text:style-name="P18"><text:s text:c="8"/>}</text:p>
      <text:p text:style-name="P13"><text:span text:style-name="T13"><text:s text:c="8"/></text:span><text:span text:style-name="T3">else</text:span></text:p>
      <text:p text:style-name="P18"><text:s text:c="8"/>{</text:p>
      <text:p text:style-name="P13"><text:span text:style-name="T13"><text:s text:c="8"/><text:tab/>descifrador.init(Cipher.</text:span><text:span text:style-name="T33">DECRYPT_MODE</text:span><text:span text:style-name="T13">, ks);</text:span></text:p>
      <text:p text:style-name="P18"><text:s text:c="8"/>}</text:p>
      <text:p text:style-name="P18"><text:s text:c="8"/></text:p>
      <text:p text:style-name="P13"/>
      <text:p text:style-name="P13"><text:span text:style-name="T13"><text:s text:c="8"/></text:span><text:span text:style-name="T3">while</text:span><text:span text:style-name="T13"> ((longbloque = ftextocifrado2.read(bloquecifrado2)) &gt; 0) {</text:span></text:p>
      <text:p text:style-name="P18"><text:s text:c="12"/></text:p>
      <text:p text:style-name="P13"><text:span text:style-name="T13"><text:s text:c="14"/>bloqueclaro2 = descifrador.update(bloquecifrado2,0,longbloque);</text:span></text:p>
      <text:p text:style-name="P18"><text:s text:c="14"/>ftextoclaro2.write(bloqueclaro2);</text:p>
      <text:p text:style-name="P18"><text:s text:c="8"/>}</text:p>
      <text:p text:style-name="P13"/>
      <text:p text:style-name="P18"><text:s text:c="8"/>bloqueclaro2 = descifrador.doFinal();</text:p>
      <text:p text:style-name="P18"><text:s/><text:tab/> ftextoclaro2.write(bloqueclaro2);</text:p>
      <text:p text:style-name="P18"><text:s text:c="8"/></text:p>
      <text:p text:style-name="P18"><text:s/><text:tab/> ftextocifrado2.close();</text:p>
      <text:p text:style-name="P18"><text:s text:c="8"/>ftextoclaro2.close();</text:p>
      <text:p text:style-name="P13"/>
      <text:p text:style-name="P13"><text:span text:style-name="T13"><text:s text:c="8"/>System.</text:span><text:span text:style-name="T33">out</text:span><text:span text:style-name="T13">.println(</text:span><text:span text:style-name="T27">"*************** FIN DESCIFRADO *****************"</text:span><text:span text:style-name="T13"> );</text:span></text:p>
      <text:p text:style-name="P18"><text:s text:c="7"/></text:p>
      <text:p text:style-name="P18"><text:tab/>}<text:tab/></text:p>
      <text:p text:style-name="P18">}</text:p>
      <text:p text:style-name="P1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2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9T17:18:14</meta:creation-date>
    <dc:date>2012-11-29T18:31:23</dc:date>
    <meta:editing-duration>PT00H07M0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4" meta:paragraph-count="203" meta:word-count="619" meta:character-count="8327"/>
  </office:meta>
</office:document-meta>
</file>